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c53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#include&lt;stdio.h&gt;<text:line-break/>#include&lt;unistd.h&gt;<text:line-break/>int main() {</text:p>
      <text:p text:style-name="P1"><text:line-break/> <text:s text:c="3"/>int pipefds[2];</text:p>
      <text:p text:style-name="P1"><text:line-break/> <text:s text:c="3"/>int returnstatus;</text:p>
      <text:p text:style-name="P1"><text:line-break/> <text:s text:c="3"/>char writemessages[2][20]={"Hi","Hello"};</text:p>
      <text:p text:style-name="P1"><text:line-break/> <text:s text:c="3"/>char readmessage[20];</text:p>
      <text:p text:style-name="P1"><text:line-break/> <text:s text:c="3"/>returnstatus = pipe(pipefds);</text:p>
      <text:p text:style-name="P1"><text:line-break/> <text:s text:c="3"/>if (returnstatus == -1) {</text:p>
      <text:p text:style-name="P1"><text:line-break/> <text:s text:c="7"/>printf("Unable to create pipe\n");</text:p>
      <text:p text:style-name="P1"><text:line-break/> <text:s text:c="7"/>return 1;<text:line-break/> <text:s text:c="3"/>}<text:line-break/> <text:s text:c="3"/><text:line-break/> <text:s text:c="3"/>printf("Writing to pipe - Message 1 is %s\n", writemessages[0]);</text:p>
      <text:p text:style-name="P1"><text:line-break/> <text:s text:c="3"/>write(pipefds[1], writemessages[0], sizeof(writemessages[0]));</text:p>
      <text:p text:style-name="P1"><text:line-break/> <text:s text:c="3"/>read(pipefds[0], readmessage, sizeof(readmessage));</text:p>
      <text:p text:style-name="P1"><text:line-break/> <text:s text:c="3"/>printf("Reading from pipe – Message 1 is %s\n", readmessage);</text:p>
      <text:p text:style-name="P1"><text:line-break/> <text:s text:c="3"/>printf("Writing to pipe - Message 2 is %s\n", writemessages[0]);</text:p>
      <text:p text:style-name="P1"><text:line-break/> <text:s text:c="3"/>write(pipefds[1], writemessages[1], sizeof(writemessages[0]));</text:p>
      <text:p text:style-name="P1"><text:line-break/> <text:s text:c="3"/>read(pipefds[0], readmessage, sizeof(readmessage));</text:p>
      <text:p text:style-name="P1"><text:line-break/> <text:s text:c="3"/>printf("Reading from pipe – Message 2 is %s\n", readmessage);</text:p>
      <text:p text:style-name="P1"><text:line-break/> <text:s text:c="3"/>return 0;</text:p>
      <text:p text:style-name="P1"><text:line-break/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1T11:04:41.416000000</meta:creation-date>
    <dc:date>2022-07-11T11:06:32.720000000</dc:date>
    <meta:editing-duration>PT1M51S</meta:editing-duration>
    <meta:editing-cycles>1</meta:editing-cycles>
    <meta:document-statistic meta:table-count="0" meta:image-count="0" meta:object-count="0" meta:page-count="1" meta:paragraph-count="18" meta:word-count="77" meta:character-count="831" meta:non-whitespace-character-count="668"/>
    <meta:generator>LibreOffice/7.1.8.1$Windows_X86_64 LibreOffice_project/e1f30c802c3269a1d052614453f260e49458c82c</meta:generator>
  </office:meta>
</office:document-meta>
</file>